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/>
    </style:style>
    <style:style style:name="P2" style:family="paragraph" style:parent-style-name="Standard">
      <style:text-properties officeooo:paragraph-rsid="001a01dd"/>
    </style:style>
    <style:style style:name="P3" style:family="paragraph" style:parent-style-name="Heading_20_1">
      <style:text-properties fo:font-size="12pt"/>
    </style:style>
    <style:style style:name="T1" style:family="text">
      <style:text-properties officeooo:rsid="001a01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ocial reward requires coordinated activity of nucleus accumbens oxytocin and serotonin</text:h>
      <text:p text:style-name="P1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 </meta:initial-creator>
    <meta:creation-date>2014-02-24T16:40:57</meta:creation-date>
    <dc:date>2014-02-24T18:01:34</dc:date>
    <dc:creator>guille </dc:creator>
    <meta:editing-duration>PT1H5M</meta:editing-duration>
    <meta:editing-cycles>1</meta:editing-cycles>
    <meta:document-statistic meta:table-count="0" meta:image-count="0" meta:object-count="0" meta:page-count="1" meta:paragraph-count="1" meta:word-count="11" meta:character-count="87" meta:non-whitespace-character-count="77"/>
    <meta:generator>LibreOffice/4.0.2.2$Linux_x86 LibreOffice_project/400m0$Build-2</meta:generator>
  </office:meta>
</office:document-meta>
</file>